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Hack Nerd Font" fo:font-size="10pt"/>
    </style:style>
    <style:style style:name="P3" style:family="paragraph" style:parent-style-name="Standard">
      <style:text-properties style:font-name="Hack Nerd Font" fo:font-size="10pt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Hack Nerd Font" fo:font-size="10pt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Hack Nerd Font" fo:font-size="10pt"/>
    </style:style>
    <style:style style:name="P6" style:family="paragraph" style:parent-style-name="Standard">
      <style:text-properties style:font-name="Hack Nerd Font" fo:font-size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</text:p>
      <text:p text:style-name="P2"><text:s/>BPG <text:s text:c="14"/>SHF 12105 A <text:s/>192.168.0.202:50000 </text:p>
      <text:p text:style-name="P2"><text:s/>DAC <text:s text:c="14"/>SHF 614 C <text:s text:c="3"/>192.168.0.204:50000 </text:p>
      <text:p text:style-name="P2"><text:s/>CLKSRC <text:s text:c="11"/>SHF 78122 B <text:s text:c="16"/>COM6 </text:p>
      <text:p text:style-name="P2"><text:s/>PAM4 Multiplexer <text:s/>SHF 616 C <text:s text:c="4"/>192.168.0.200:5000 </text:p>
      <text:p text:style-name="P2"><text:s/>EA <text:s text:c="15"/>SHF 11104 A <text:s text:c="21"/></text:p>
      <text:p text:style-name="P2"><text:s/>Mainframe <text:s text:c="8"/>SHF 10000 A <text:s text:c="21"/></text:p>
      <text:p text:style-name="P2">----------------------------------------------------</text:p>
      <text:p text:style-name="P2"/>
      <text:p text:style-name="P2"/>
      <text:p text:style-name="P3">1 BPG SHF 12105 A 192.168.0.202:50000</text:p>
      <text:p text:style-name="P2">=====================================</text:p>
      <text:p text:style-name="P2"/>
      <text:p text:style-name="P2"><text:s text:c="2"/>,----</text:p>
      <text:p text:style-name="P2"><text:s text:c="2"/>| SHF:ID=?;</text:p>
      <text:p text:style-name="P2"><text:s text:c="2"/>| <text:s text:c="8"/>SHF:ID=PREFIX:BPG,SN:51001,PN:12105,OPTION:0,VER:1.0,REV:A;</text:p>
      <text:p text:style-name="P2"><text:s text:c="2"/>| BPG:SWINFO=?;</text:p>
      <text:p text:style-name="P2"><text:s text:c="2"/>| <text:s text:c="8"/>BPG:SWINFO=KERNEL:Linux 4.0.0 #56 SMP PREEMPT Thu Jul 27 15:41:14 CEST 2017,SERVER:1.0.27;</text:p>
      <text:p text:style-name="P2"><text:s text:c="2"/>| BPG:PATTERN=Channel1:None,Channel2:None,Channel3:None,Channel4:None,Channel5:None,Channel6:None;</text:p>
      <text:p text:style-name="P2"><text:s text:c="2"/>| <text:s text:c="8"/>BPG:PATTERN=FAIL;</text:p>
      <text:p text:style-name="P2"><text:s text:c="2"/>| BPG:PREEMPHASIS=ENABLE:OFF;</text:p>
      <text:p text:style-name="P2"><text:s text:c="2"/>| <text:s text:c="8"/>BPG:PREEMPHASIS=ENABLE:OFF;</text:p>
      <text:p text:style-name="P2"><text:s text:c="2"/>| BPG:FIRFILTER=ENABLE:OFF;</text:p>
      <text:p text:style-name="P2"><text:s text:c="2"/>| <text:s text:c="8"/>BPG:FIRFILTER=ENABLE:OFF;</text:p>
      <text:p text:style-name="P2"><text:s text:c="2"/>| BPG:VCSINFOMASTER=?;</text:p>
      <text:p text:style-name="P2"><text:s text:c="2"/>| <text:s text:c="8"/>BPG:VCSINFOMASTER=REPOSITORY:https:/...</text:p>
      <text:p text:style-name="P2"><text:s text:c="2"/>| BPG:VCSINFOSLAVE=?;</text:p>
      <text:p text:style-name="P2"><text:s text:c="2"/>| <text:s text:c="8"/>BPG:VCSINFOSLAVE=REPOSITORY:https:/...</text:p>
      <text:p text:style-name="P2"><text:s text:c="2"/>| BPG:ID=?;</text:p>
      <text:p text:style-name="P2"><text:s text:c="2"/>| <text:s text:c="8"/>BPG:ID=PREFIX:BPG,SN:51001,PN:12105,OPTION:0,VER:1.0,REV:A;</text:p>
      <text:p text:style-name="P2"><text:s text:c="2"/>| BPG:ALLOWNEWCONNECTIONS=?;</text:p>
      <text:p text:style-name="P2"><text:s text:c="2"/>| <text:s text:c="8"/>BPG:ALLOWNEWCONNECTIONS=ON;</text:p>
      <text:p text:style-name="P2"><text:s text:c="2"/>| BPG:SENDWARNING=ON;</text:p>
      <text:p text:style-name="P2"><text:s text:c="2"/>| <text:s text:c="8"/>BPG:SENDWARNING=ON;</text:p>
      <text:p text:style-name="P2"><text:s text:c="2"/>| BPG:HELP=PATTERN;</text:p>
      <text:p text:style-name="P2"><text:s text:c="2"/>| <text:s text:c="8"/>BPG:HELP=...</text:p>
      <text:p text:style-name="P2"><text:s text:c="2"/>| BPG:SWINFO=?;</text:p>
      <text:p text:style-name="P2"><text:s text:c="2"/>| <text:s text:c="8"/>BPG:SWINFO=KERNEL:Linux 4.0.0 ...</text:p>
      <text:p text:style-name="P2"><text:s text:c="2"/>| BPG:SENDCLIENTS=ON</text:p>
      <text:p text:style-name="P2"><text:s text:c="2"/>| <text:s text:c="8"/>BPG:SENDCLIENTS=ON;</text:p>
      <text:p text:style-name="P2"><text:s text:c="2"/>| BPG:CLIENTS=?</text:p>
      <text:p text:style-name="P2"><text:s text:c="2"/>| <text:s text:c="8"/>BPG:CLIENTS=Client 3 connected to 192.168.0.10 port: 49722;</text:p>
      <text:p text:style-name="P2"><text:s text:c="2"/>| BPG:CAPABILITIES=?;</text:p>
      <text:p text:style-name="P2"><text:s text:c="2"/>| <text:s text:c="8"/>BPG:CAPABILITIES=<text:span text:style-name="T2">ERRORINJECTION:[OFF|1e-10…0.01] OUTPUTS:ALL|Channel3x7|Channel1x5|Channel4|Channel5|Channel6|Channel7] Channel1|Channel2|Channel3|Channel8|Channel4x8|Channel2x6,PAM|4PATTERN:(1]+/-SHIFT,PATTERN:[3[PRBS7|PRBS9|PRBS10|PRBS11| PRBS13|PRBS15|PRBS20|PRBS20_ITU|PRBS23|PRBS31|USER|USERPATTERN_FIXEDLENGTH|PAMX|SQUARE1|SQUARE2|SQUARE4|SQUARE8| SQUARE16|SQUARE32|WF_PRBS7|WF_PRBS9|WF_PRBS10|WF_PRBS11|WF_PRBS13|WF_PRBS15|WF_PRBS20|WF_PRBS23|WF_PRBS31|WF_USER] +/-SHIFT,PHYSOUTPUTS:ALL|Channel4|Channel5|Channel6|Channel7|Channel1|Channel2|Channel3|Channel8,SELECTABLECLOCK:4/8|16|32|64| 128|256|512|1024;</text:span></text:p>
      <text:p text:style-name="P2"><text:s text:c="2"/>| BPG:CAPABILITIES=AUTOSKEWOUTPUTS:?;</text:p>
      <text:p text:style-name="P2"><text:s text:c="2"/>| <text:s text:c="8"/>BPG:CAPABILITIES=FAIL;</text:p>
      <text:p text:style-name="P2"><text:s text:c="2"/>| BPG:HELP=PATTERN;</text:p>
      <text:p text:style-name="P2"><text:s text:c="2"/>| <text:s text:c="8"/>BPG:HELP=...</text:p>
      <text:p text:style-name="P2"><text:s text:c="2"/>| BPG:PATTERN=?;</text:p>
      <text:p text:style-name="P2"><text:s text:c="2"/>| <text:s text:c="8"/>BPG:PATTERN=...</text:p>
      <text:p text:style-name="P2"><text:s text:c="2"/>| BPG:HELP=ERRORINJECTION;</text:p>
      <text:p text:style-name="P2"><text:s text:c="2"/>| <text:s text:c="8"/>BPG:HELP="ERRORINJECTION=...</text:p>
      <text:p text:style-name="P2"><text:soft-page-break/><text:s text:c="2"/>| </text:p>
      <text:p text:style-name="P2"><text:s text:c="2"/>| BPG:OUTPUTLEVEL=0;</text:p>
      <text:p text:style-name="P2"><text:s text:c="2"/>| <text:s text:c="8"/>BPG:OUTPUTLEVEL=0;</text:p>
      <text:p text:style-name="P2"><text:s text:c="2"/>| BPG:AMPLITUDERANGES=?</text:p>
      <text:p text:style-name="P2"><text:s text:c="2"/>| <text:s text:c="8"/>BPG:AMPLITUDERANGES=<text:span text:style-name="T2">Channel1:40 mV…730 mV,Channel2:50 mV…730 mV,Channel3:50 mV…725 mV,Channel4:50 mV…740 mV,Channel5:50 mV…760 mV,Channel6:50 mV…745 mV,Channel7:50 mV…750 mV,Channel8:50 mV…750 mV;</text:span></text:p>
      <text:p text:style-name="P2"><text:s text:c="2"/>| BPG:SENDAMPLITUDERANGES=ON;</text:p>
      <text:p text:style-name="P2"><text:s text:c="2"/>| <text:s text:c="8"/>BPG:SENDAMPLITUDERANGES=ON;</text:p>
      <text:p text:style-name="P2"><text:s text:c="2"/>| BPG:AMPLITUDE=?;</text:p>
      <text:p text:style-name="P2"><text:s text:c="2"/>| <text:s text:c="8"/>BPG:AMPLITUDE=<text:span text:style-name="T2">Channel1:650 mV,Channel2:650 mV,Channel3:650 mV,Channel4:650 mV,Channel5:650 mV,Channel6:650 mV,Channel7:500 mV,Channel8:500 mV;</text:span></text:p>
      <text:p text:style-name="P2"><text:s text:c="2"/>| BPG:SENDAMPLITUDE=ON;</text:p>
      <text:p text:style-name="P2"><text:s text:c="2"/>| <text:s text:c="8"/>BPG:SENDAMPLITUDE=ON;</text:p>
      <text:p text:style-name="P2"><text:s text:c="2"/>| BPG:OUTPUT=?;</text:p>
      <text:p text:style-name="P2"><text:s text:c="2"/>| <text:s text:c="8"/>BPG:OUTPUT= <text:span text:style-name="T2">Channel1:OFF,Channel2:OFF,Channel3:OFF,Channel4:OFF,Channel5:OFF,Channel6:OFF,Channel7:OFF,Channel8:OFF:</text:span></text:p>
      <text:p text:style-name="P2"><text:s text:c="2"/>| BPG:SENDOUTPUT=ON;</text:p>
      <text:p text:style-name="P2"><text:s text:c="2"/>| <text:s text:c="8"/>BPG:SENDOUTPUT=ON;</text:p>
      <text:p text:style-name="P2"><text:s text:c="2"/>| BPG:PATTERN=?;</text:p>
      <text:p text:style-name="P2"><text:s text:c="2"/>| <text:s text:c="8"/>BPG:PATTERN=<text:span text:style-name="T2">Channel1:PRBS7,Channel2:PRBS7,Channel3:PRBS7,Channel4:PRBS7,Channel5:PRBS7,Cha</text:span></text:p>
      <text:p text:style-name="P2"><text:s text:c="2"/>| BPG:SENDPATTERN=ON;</text:p>
      <text:p text:style-name="P2"><text:s text:c="2"/>| <text:s text:c="8"/>BPG:SENDPATTERN=ON</text:p>
      <text:p text:style-name="P2"><text:s text:c="2"/>| BPG:SKEWRANGES=?</text:p>
      <text:p text:style-name="P2"><text:s text:c="2"/>| <text:s text:c="8"/>BPG:SKEWRANGES=<text:span text:style-name="T2">Channel1:-33.1 ps.37.5 ps, Channel2:-37.1 ps.33.8 ps, Channel3:-30.2 ps.40 ps, Channel4:-35.5 ps…34.5 ps, Channel5:-26.4 ps, 32.4 ps Channel6:-31.2 ps,33 ps Channel7:-31.6 ps,32.4 ps,Channel8:-33.9 ps, 32.9 ps;</text:span></text:p>
      <text:p text:style-name="P6"><text:s text:c="2"/>| BPG:SENDSKEWRANGES=ON;</text:p>
      <text:p text:style-name="P2"><text:s text:c="2"/>| <text:s text:c="8"/>BPG:SENDSKEWRANGES=ON;</text:p>
      <text:p text:style-name="P2"><text:s text:c="2"/>| BPG.SKEW=?</text:p>
      <text:p text:style-name="P2"><text:s text:c="2"/>| <text:s text:c="8"/>BPG:SKEW=<text:span text:style-name="T2">Channel1:7 ps,Channel2:6 ps,Channel3:7 ps,Channel4:5 ps,Channel5:1 ps,Channel6:4 ps,Channel7:0 s,Channel8:0 s;</text:span></text:p>
      <text:p text:style-name="P2"><text:s text:c="2"/>| BPG:SENDSKEW=ON;</text:p>
      <text:p text:style-name="P2"><text:s text:c="2"/>| <text:s text:c="8"/>BPG:SENDSKEW=ON;</text:p>
      <text:p text:style-name="P2"><text:s text:c="2"/>| BPG:ERRORINJECTION=?;</text:p>
      <text:p text:style-name="P2"><text:s text:c="2"/>| <text:s text:c="8"/>BPG:ERRORINJECTION=<text:span text:style-name="T2">Channel1:OFF,Channel2:OFF,Channel3:OFF,Channel4:OFF,Channel5:OFF,Channel6:OFF,Channel7:OFF,Channel8:OFF;</text:span></text:p>
      <text:p text:style-name="P2"><text:s text:c="2"/>| BPG:SENDERRORINJECTION=ON;</text:p>
      <text:p text:style-name="P2"><text:s text:c="2"/>| <text:s text:c="8"/>BPG:SENDERRORINJECTION=ON;</text:p>
      <text:p text:style-name="P2"><text:s text:c="2"/>| BPG:DUTYCYCLEADJUST=?</text:p>
      <text:p text:style-name="P2"><text:s text:c="2"/>| <text:s text:c="8"/>BPG:DUTYCYCLEADJUST=<text:span text:style-name="T2">Channel1:0,Channel2:0,Channel3:0,Channel4:0,Channel5:0,Channel6:0,Channel7:0,Channel8:0;</text:span></text:p>
      <text:p text:style-name="P2"><text:s text:c="2"/>| BPG:SENDDUTYCYCLEADJUST=ON;</text:p>
      <text:p text:style-name="P2"><text:s text:c="2"/>| <text:s text:c="8"/>BPG:SENDDUTYCYCLEADJUST=ON;</text:p>
      <text:p text:style-name="P2"><text:s text:c="2"/>| BPG:BITRATEDIVIDER=?;</text:p>
      <text:p text:style-name="P2"><text:s text:c="2"/>| <text:s text:c="8"/>BPG:BITRATEDIVIDER=<text:span text:style-name="T2">Channel1:1, Channel2:1, Channel3:1, Channel4:1, Cha, nel5:1, Channel6:1,Channel7:1, Channel8:1;</text:span></text:p>
      <text:p text:style-name="P2"><text:s text:c="2"/>| BPG:SENDBITRATEDIVIDER=ON;</text:p>
      <text:p text:style-name="P2"><text:s text:c="2"/>| <text:s text:c="8"/>BPG:SENDBITRATEDIVIDER=ON;</text:p>
      <text:p text:style-name="P2"><text:s text:c="2"/>| BPG:BITRATE=?</text:p>
      <text:p text:style-name="P2"><text:s text:c="2"/>| <text:s text:c="8"/>BPG:BITRATE= <text:span text:style-name="T3">Channel1:12673348720 nolock,Channel2:12673348720 nolock,Channel3:12673348720 nolock,Channel4:12673348720 nolock,Channel5:12673348720 nolock,Channel6:12673348720 nolock,Channel7:12673348720 nolock,Channel8:12673348720 nolock,Channel1x5:25346697440 nolock,Channel2x6:25346697440 nolock,Channel3x7:25346697440 nolock,Channel4x8:25346697440 nolock;</text:span></text:p>
      <text:p text:style-name="P2"><text:s text:c="2"/>| </text:p>
      <text:p text:style-name="P2"><text:s text:c="2"/>| BPG:SKEWRANGES=Channel1:?;</text:p>
      <text:p text:style-name="P2"><text:s text:c="2"/>| <text:s text:c="8"/>BPG:SKEWRANGES=Channel1:-33.1 ps…37.5 ps;</text:p>
      <text:p text:style-name="P2"><text:s text:c="2"/>| BPG:SKEWRANGES=Channel2:?;</text:p>
      <text:p text:style-name="P2"><text:s text:c="2"/>| <text:s text:c="8"/>BPG:SKEWRANGES=Channel2:-37.1 ps33.8 ps;</text:p>
      <text:p text:style-name="P2"><text:soft-page-break/><text:s text:c="2"/>| BPG:SKEWRANGES=Channel3:?;</text:p>
      <text:p text:style-name="P2"><text:s text:c="2"/>| <text:s text:c="8"/>BPG:SKEWRANGES=Channel3:-30.2 ps…40 ps;</text:p>
      <text:p text:style-name="P2"><text:s text:c="2"/>| BPG:SKEWRANGES=Channel4:?;</text:p>
      <text:p text:style-name="P2"><text:s text:c="2"/>| <text:s text:c="8"/>BPG:SKEWRANGES=Channel4:-35.5 ps…34.5 ps;</text:p>
      <text:p text:style-name="P2"><text:s text:c="2"/>| BPG:SKEWRANGES=Channel5:?;</text:p>
      <text:p text:style-name="P2"><text:s text:c="2"/>| <text:s text:c="8"/>BPG:SKEWRANGES=Channel5:-26.4 ps…32.4 ps;</text:p>
      <text:p text:style-name="P2"><text:s text:c="2"/>| BPG:SKEWRANGES=Channel6:?;</text:p>
      <text:p text:style-name="P2"><text:s text:c="2"/>| <text:s text:c="8"/>BPG:SKEWRANGES=Channel6;-31,2 ps.33 ps;</text:p>
      <text:p text:style-name="P2"><text:s text:c="2"/>| BPG:SKEWRANGES=Channel7</text:p>
      <text:p text:style-name="P2"><text:s text:c="2"/>| <text:s text:c="8"/>BPG:SKEWRANGES=Channel7:-31.6 ps.32.4 ps;</text:p>
      <text:p text:style-name="P2"><text:s text:c="2"/>| BPG:SKEWRANGES=Channel8:?</text:p>
      <text:p text:style-name="P2"><text:s text:c="2"/>| <text:s text:c="8"/>BPG:SKEWRANGES= Channel8:-33.9 ps…32.9 ps;</text:p>
      <text:p text:style-name="P2"><text:s text:c="2"/>| </text:p>
      <text:p text:style-name="P2"><text:s text:c="2"/>| BPG:SENDBITRATE=ON;</text:p>
      <text:p text:style-name="P2"><text:s text:c="2"/>| <text:s text:c="8"/>BPG:SENDBITRATE=ON;</text:p>
      <text:p text:style-name="P2"><text:s text:c="2"/>| </text:p>
      <text:p text:style-name="P2"><text:s text:c="2"/>| BPG:OUTPUTINFO=Channel1x5:?</text:p>
      <text:p text:style-name="P2"><text:s text:c="2"/>| <text:s text:c="8"/>BPG:OUTPUTINFO=<text:span text:style-name="T2">Channel1x5:virtual 128 Gbit/s fixed skew, multiplex parent output: NONE, userpattern capable: YES,user pattern static constraints (min/step/max): 64 Bytes/64 Bytes/2 GBytes,total free user pattern memory: 2 GBytes,largest free segment: 2 GBytes;</text:span></text:p>
      <text:p text:style-name="P2"><text:s text:c="2"/>| BPG:USERPATTERNLOADFILE=Channel1x5.STATUS:?;</text:p>
      <text:p text:style-name="P2"><text:s text:c="2"/>| <text:s text:c="8"/>BPG:USERPATTERNLOADFILE=Channel1x5.STATUS:Idle;</text:p>
      <text:p text:style-name="P2"><text:s text:c="2"/>| BPG:OUTPUTINFO=Channel1x5:?</text:p>
      <text:p text:style-name="P2"><text:s text:c="2"/>| <text:s text:c="8"/>BPG:OUTPUTINFO=<text:span text:style-name="T2">Channel1x5:virtual 128 Gbit/s fixed skew, multiplex parent output: NONE, userpattern capable: YES,user pattern static constraints (min/step/max): 64 Bytes/64 Bytes/2 GBytes,total free user pattern memory: 2 GBytes,largest free segment: 2 GBytes;</text:span></text:p>
      <text:p text:style-name="P2"><text:s text:c="2"/>| BPG:OUTPUTINFO=Channel2x6:?</text:p>
      <text:p text:style-name="P2"><text:s text:c="2"/>| <text:s text:c="8"/>BPG:OUTPUTINFO=<text:span text:style-name="T2">Channel2x6:virtual 128 Gbit/s fixed skew, multiplex parent output: NONE, userpattern capable: YES,user pattern static constraints (min/step/max): 64 Bytes/64 Bytes/2 GBytes, total free user pattern memory: 2 GBytes,largest free segment: 2 GBytes;</text:span></text:p>
      <text:p text:style-name="P2"><text:s text:c="2"/>| BPG:USERPATTERNLOADFILE= Channel2x6.STATUS:?;</text:p>
      <text:p text:style-name="P2"><text:s text:c="2"/>| <text:s text:c="8"/>BPG:USERPATTERNLOADFILE=Channel2x6.STATUS:Idle;</text:p>
      <text:p text:style-name="P2"><text:s text:c="2"/>| BPG:OUTPUTINFO=Channel2x6:?</text:p>
      <text:p text:style-name="P2"><text:s text:c="2"/>| <text:s text:c="8"/>BPG:OUTPUTINFO=<text:span text:style-name="T2">Channel2x6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OUTPUTINFO=Channel3x7:?</text:p>
      <text:p text:style-name="P2"><text:s text:c="2"/>| <text:s text:c="8"/>BPG:OUTPUTINFO=<text:span text:style-name="T2">Channel3x7:virtual 128 Gbit/s fixed skew, multiplex parent output: NONE, userpattern capable: YES, user pattern static constraints (min/step/max): 64 Bytes/64 Bytes/2 GBytes total free user pattern memory: 2 GBytes,largest free segment: 2 GBytes;</text:span></text:p>
      <text:p text:style-name="P2"><text:s text:c="2"/>| BPG:USERPATTERNLOADFILE=Channel3x7.STATUS:?;</text:p>
      <text:p text:style-name="P2"><text:s text:c="2"/>| <text:s text:c="8"/>BPG:USERPATTERNLOADFILE=Channel3x7.STATUS:Idle</text:p>
      <text:p text:style-name="P2"><text:s text:c="2"/>| BPG:OUTPUTINFO=Channel3x7:?</text:p>
      <text:p text:style-name="P2"><text:s text:c="2"/>| <text:s text:c="8"/>BPG:OUTPUTINFO=<text:span text:style-name="T2">Channel3x7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OUTPUTINFO=Channel4x8:?</text:p>
      <text:p text:style-name="P2"><text:s text:c="2"/>| <text:s text:c="8"/>BPG:OUTPUTINFO=<text:span text:style-name="T2">Channel4x8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USERPATTERNLOADFILE=Channel4x8.STATUS:?;</text:p>
      <text:p text:style-name="P2"><text:s text:c="2"/>| <text:s text:c="8"/>BPG:USERPATTERNLOADFILE=Channel4x8.STATUS:Idle;</text:p>
      <text:p text:style-name="P2"><text:s text:c="2"/>| BPG:OUTPUTINFO=Channel4x8:?</text:p>
      <text:p text:style-name="P2"><text:s text:c="2"/>| <text:s text:c="8"/>BPG:OUTPUTINFO=<text:span text:style-name="T2">Channel4x8:virtual 128 Gbit/s fixed skew, multiplex parent output: NONE, userpattern capable: YES, user pattern static constraints (min/step/max): 64 Bytes/64 Bytes/2 GBytes total free user pattern memory: 2 GBytes,largest free segment: 2 GBytes;</text:span></text:p>
      <text:p text:style-name="P2"><text:s text:c="2"/>| BPG:OUTPUTINFO= Channel1x5;?</text:p>
      <text:p text:style-name="P2"><text:s text:c="2"/>| <text:s text:c="8"/>BPG:OUTPUTINFO=C<text:span text:style-name="T2">hannel1x5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USERPATTERNLOADFILE=Channel1x5.STATUS:?;</text:p>
      <text:p text:style-name="P2"><text:s text:c="2"/>| <text:s text:c="8"/>BPG:USERPATTERNLOADFILE=Channel1x5.STATUS:Idle;</text:p>
      <text:p text:style-name="P2"><text:s text:c="2"/>| BPG:OUTPUTINFO=Channel1x5:?</text:p>
      <text:p text:style-name="P2"><text:soft-page-break/><text:s text:c="2"/>| <text:s text:c="8"/>BPG:OUTPUTINFO=<text:span text:style-name="T2">Channel1x5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OUTPUTINFO=Channel2x6:?</text:p>
      <text:p text:style-name="P2"><text:s text:c="2"/>| <text:s text:c="8"/>BPG:OUTPUTINFO=<text:span text:style-name="T2">Channel2x6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USERPATTERNLOADFILE=Channel2x6.STATUS:?;</text:p>
      <text:p text:style-name="P2"><text:s text:c="2"/>| <text:s text:c="8"/>BPG:USERPATTERNLOADFILE=Channel2x6.STATUS:Idle;</text:p>
      <text:p text:style-name="P2"><text:s text:c="2"/>| BPG:OUTPUTINFO=Channel2x6:?</text:p>
      <text:p text:style-name="P2"><text:s text:c="2"/>| <text:s text:c="8"/>BPG:OUTPUTINFO=<text:span text:style-name="T2">Channel2x6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OUTPUTINFO=Channel3x7:?</text:p>
      <text:p text:style-name="P2"><text:s text:c="2"/>| <text:s text:c="8"/>BPG:OUTPUTINFO=<text:span text:style-name="T2">Channel3x7:virtual 128 Gbit/s fixed skew, multiplex parent output: NONE, userpattern capable: YES, user pattern static constraints (min/step/max): 64 Bytes/64 Bytes/2 GBytes,total free user pattern memory: 2 GBytes,largest free segment 2 GBytes;</text:span></text:p>
      <text:p text:style-name="P2"><text:s text:c="2"/>| BPG:USERPATTERNLOADFILE=Channel3x7.STATUS:?;</text:p>
      <text:p text:style-name="P2"><text:s text:c="2"/>| <text:s text:c="8"/>BPG:USERPATTERNLOADFILE=Channel3x7.STATUS:Idle;</text:p>
      <text:p text:style-name="P2"><text:s text:c="2"/>| BPG:OUTPUTINFO=Channel3x7:?</text:p>
      <text:p text:style-name="P2"><text:s text:c="2"/>| <text:s text:c="8"/>BPG:OUTPUTINFO=<text:span text:style-name="T2">Channel3x7:virtual 128 Gbit/s fixed skew, multiplex parent output: NONE, userpattern capable: YES, user pattern static constraints (min/step/max): 64 Bytes/64 Bytes/2 GBytes total free user pattern memory: 2 GBytes,largest free segment: 2 GBytes;</text:span></text:p>
      <text:p text:style-name="P2"><text:s text:c="2"/>| BPG:OUTPUTINFO=Channel4x8:?</text:p>
      <text:p text:style-name="P2"><text:s text:c="2"/>| <text:s text:c="8"/>BPG:OUTPUTINFO=<text:span text:style-name="T2">Channel4x8:virtual 128 Gbit/s fixed skew, multiplex parent output: NONE, userpattern capable: YES, user pattern static constraints (min/step/max): 64 Bytes/64 Bytes/2 GBytes,total free user pattern memory: 2 GBytes,largest free segment: 2 GBytes;</text:span></text:p>
      <text:p text:style-name="P2"><text:s text:c="2"/>| BPG:USERPATTERNLOADFILE=Channel4x8.STATUS:?;</text:p>
      <text:p text:style-name="P2"><text:s text:c="2"/>| <text:s text:c="8"/>BPG:USERPATTERNLOADFILE=Channel4x8.STATUS:Idle;</text:p>
      <text:p text:style-name="P2"><text:s text:c="2"/>| BPG:OUTPUTINFO=Channel4x8:?</text:p>
      <text:p text:style-name="P2"><text:s text:c="2"/>| <text:s text:c="8"/>BPG:OUTPUTINFO=<text:span text:style-name="T2">Channel4x8:virtual 128 Gbit/s fixed skew, multiplex parent output: NONE, userpattern capable: YES, user pattern static constraints (min/step/max): 64 Bytes/64 Bytes/2 GBytes total free user pattern memory: 2 GBytes,largest free segment: 2 GBytes;</text:span></text:p>
      <text:p text:style-name="P2"><text:s text:c="2"/>| </text:p>
      <text:p text:style-name="P2"><text:s text:c="2"/>| BPG:AVAILABLEBITRATEDIVIDERS=ALL:</text:p>
      <text:p text:style-name="P2"><text:s text:c="2"/>| <text:s text:c="8"/>BPG:AVAILABLEBITRATEDIVIDERS=<text:span text:style-name="T2">Channel1:[1|2|4], Channel2:[|2[4], Channel3:[|2|4], Channel4:[12|4], Channel5:[12|4], Channel6:[1|2] 4] Channel7:[1|2|4] Channel8:[1|2|4];</text:span></text:p>
      <text:p text:style-name="P2"><text:s text:c="2"/>| BPG:CLOCKINPUT=?;</text:p>
      <text:p text:style-name="P2"><text:s text:c="2"/>| <text:s text:c="8"/>BPG.CLOCKINPUT=FULL</text:p>
      <text:p text:style-name="P2"><text:s text:c="2"/>| BPG:SENDCLOCKINPUT=ON;</text:p>
      <text:p text:style-name="P2"><text:s text:c="2"/>| <text:s text:c="8"/>BPG:SENDCLOCKINPUT+ON;</text:p>
      <text:p text:style-name="P2"><text:s text:c="2"/>| BPG:SELECTABLEOUTPUT=?</text:p>
      <text:p text:style-name="P2"><text:s text:c="2"/>| <text:s text:c="8"/>BPG:SELECTABLEOUTPUT=SELECTABLECLOCK;</text:p>
      <text:p text:style-name="P2"><text:s text:c="2"/>| BPG:SENDSELECTABLEOUTPUT=ON;</text:p>
      <text:p text:style-name="P2"><text:s text:c="2"/>| <text:s text:c="8"/>BPG:SENDSELECTABLEOUTPUT=ON;</text:p>
      <text:p text:style-name="P2"><text:s text:c="2"/>| BPG:SELECTABLECLOCK=?;</text:p>
      <text:p text:style-name="P2"><text:s text:c="2"/>| <text:s text:c="8"/>BPG:SELECTABLECLOCK=4;</text:p>
      <text:p text:style-name="P2"><text:s text:c="2"/>| BPG:SENDSELECTABLECLOCK=ON;</text:p>
      <text:p text:style-name="P2"><text:s text:c="2"/>| <text:s text:c="8"/>BPG:SENDSELECTABLECLOCK=ON;</text:p>
      <text:p text:style-name="P2"><text:s text:c="2"/>| BPG:SENDFIRFILTER=ON;</text:p>
      <text:p text:style-name="P2"><text:s text:c="2"/>| <text:s text:c="8"/>BPG:SENDFIRFILTER=ON;</text:p>
      <text:p text:style-name="P2"><text:s text:c="2"/>| BPG:USERSETTINGS=?;</text:p>
      <text:p text:style-name="P2"><text:s text:c="2"/>| <text:s text:c="8"/>BPG:USERSETTINGS=SCC.GRAY CODING:12,SCC.PATTERN TYPE:PRBS7;</text:p>
      <text:p text:style-name="P2"><text:s text:c="2"/>| BPG:FIRFILTER=?</text:p>
      <text:p text:style-name="P2"><text:s text:c="2"/>| <text:s text:c="8"/>BPG:FIRFILTER=<text:span text:style-name="T2">DAC:SCC,ENABLE:OFF,H0:0,H1:1,H2:0,H3:0,FUNCTION:1"y+0,G 0:PRBS7,G1:PRBS7;</text:span></text:p>
      <text:p text:style-name="P2"><text:s text:c="2"/>| BPG:USERSETTINGS=SCC.PATTERN TYPE:PRBS7</text:p>
      <text:p text:style-name="P2"><text:s text:c="2"/>| <text:s text:c="8"/>BPG:USERSETTINGS=SCC.PATTERN TYPE:PRBS7;</text:p>
      <text:p text:style-name="P2"><text:s text:c="2"/>| BPG:SENDDACDRIVER=ON;</text:p>
      <text:p text:style-name="P2"><text:s text:c="2"/>| <text:s text:c="8"/>BPG:SENDDACDRIVER=ON;</text:p>
      <text:p text:style-name="P2"><text:s text:c="2"/>| BPG:DACDRIVER=?;</text:p>
      <text:p text:style-name="P2"><text:s text:c="2"/>| <text:s text:c="8"/>BPG:DACDRIVER=<text:span text:style-name="T2">SCC.NUMBITS:6,SCC.ENCODING:UNIPOLAR,SCC.FOR_PAM ORDER: 2,SCC.INPUT 0:Channel 1,SCC.INPUT 1:Channel 2,SCC.INPUT 2:Channel 3,SCC.INPUT 3:Channel 4,SCC.INPUT 4</text:span></text:p>
      <text:p text:style-name="P2"><text:soft-page-break/><text:s text:c="2"/>| BPG:SENDSPAMLEVELS=ON;</text:p>
      <text:p text:style-name="P2"><text:s text:c="2"/>| <text:s text:c="8"/>BPG:SENDSPAMLEVELS=ON;</text:p>
      <text:p text:style-name="P2"><text:s text:c="2"/>| BPG:USERSETTINGS=?</text:p>
      <text:p text:style-name="P2"><text:s text:c="2"/>| <text:s text:c="8"/>BPG:USERSETTINGS=SCC.GRAY CODING:12,SCC.PATTERN TYPE:PRBS7;</text:p>
      <text:p text:style-name="P2"><text:s text:c="2"/>| BPG:PAMLEVELS=?;</text:p>
      <text:p text:style-name="P2"><text:s text:c="2"/>| <text:s text:c="8"/>BPG:PAMLEVELS=SCC.PAM ORDER:2,SCC.L 0:0%,SCC IN:100%;</text:p>
      <text:p text:style-name="P2"><text:s text:c="2"/>| BPG:SENDPREEMPHASIS=On;</text:p>
      <text:p text:style-name="P2"><text:s text:c="2"/>| <text:s text:c="8"/>BPG:SENDPREEMPHASIS=ON;</text:p>
      <text:p text:style-name="P2"><text:s text:c="2"/>| BPG:PREEMPHASIS=?;</text:p>
      <text:p text:style-name="P2"><text:s text:c="2"/>| <text:s text:c="8"/>BPG:PREEMPHASIS=<text:span text:style-name="T2">DAC:SCC,ENABLE:OFF,PAM LEVELS:NONE,TAP:100%,TAP 1:M,TAPE 2:0%, TAP 3:0%;</text:span></text:p>
      <text:p text:style-name="P2"><text:s text:c="2"/>| </text:p>
      <text:p text:style-name="P2"><text:s text:c="2"/>| BPG:SENDPOWERCONNECTOR=ON;</text:p>
      <text:p text:style-name="P2"><text:s text:c="2"/>| <text:s text:c="8"/>BPG:SENDPOWERCONNECTOR=ON;</text:p>
      <text:p text:style-name="P2"><text:s text:c="2"/>| BPG:POWERCONNECTOR=Right+12V.SWITCH:?;</text:p>
      <text:p text:style-name="P2"><text:s text:c="2"/>| <text:s text:c="8"/>BPG:POWERCONNECTOR=Right+12V.SWITCH:OFF;</text:p>
      <text:p text:style-name="P2"><text:s text:c="2"/>| BPG:POWERCONNECTOR=Right+5V.SWITCH:?;</text:p>
      <text:p text:style-name="P2"><text:s text:c="2"/>| <text:s text:c="8"/>BPG:POWERCONNECTOR=Right+5V.SWITCH: OFF;</text:p>
      <text:p text:style-name="P2"><text:s text:c="2"/>| BPG:POWERCONNECTOR=Right-5V.SWITCH:?;</text:p>
      <text:p text:style-name="P2"><text:s text:c="2"/>| <text:s text:c="8"/>BPG:POWERCONNECTOR=Right-5V.SWITCH:OFF;</text:p>
      <text:p text:style-name="P2"><text:s text:c="2"/>| BPG:POWERCONNECTOR=Left+12V.SWITCH:?;</text:p>
      <text:p text:style-name="P2"><text:s text:c="2"/>| <text:s text:c="8"/>BPG:POWERCONNECTOR=Left+12V.SWITCH:OFF;</text:p>
      <text:p text:style-name="P2"><text:s text:c="2"/>| BPG:POWERCONNECTOR=Left+5V.SWITCH:?;</text:p>
      <text:p text:style-name="P2"><text:s text:c="2"/>| <text:s text:c="8"/>BPG:POWERCONNECTOR=Left+5V.SWITCH:OFF;</text:p>
      <text:p text:style-name="P2"><text:s text:c="2"/>| BPG:POWERCONNECTOR=Left-5V.SWITCH:?;</text:p>
      <text:p text:style-name="P2"><text:s text:c="2"/>| <text:s text:c="8"/>BPG:POWERCONNECTOR=Left-5V.SWITCH:OFF;</text:p>
      <text:p text:style-name="P2"><text:s text:c="2"/>| </text:p>
      <text:p text:style-name="P2"><text:s text:c="2"/>| BPG:FIRFILTER=GO:!PRBS7,G1:!PRBS7;</text:p>
      <text:p text:style-name="P2"><text:s text:c="2"/>| <text:s text:c="8"/>BPG:FIRFILTER=G0:!PRBS7,G1:!PRBS7;</text:p>
      <text:p text:style-name="P2"><text:s text:c="2"/>| BPG:CAPABILITIES=?;</text:p>
      <text:p text:style-name="P2"><text:s text:c="2"/>| <text:s text:c="8"/>BPG:CAPABILITIES=<text:span text:style-name="T2">ERRORINJECTION:[OFF|1e-10…0.01],OUTPUTS:ALL|Channel3x7|Channel1x5|Channel4|Channel5|Channel6|Channel7| Channel1|Channel2|Channel3|Channel8|Channel4x8|Channel2x6,PAM4PATTERN:[![]+/-SHIFT,PATTERN:[][PRBS7|PRBS9|PRBS10|PRBS11| PRBS13|PRBS15|PRBS20|PRBS20_ITU|PRBS23|PRBS31|USER|USERPATTERN_FIXEDLENGTH|PAMX|SQUARE1|SQUARE2|SQUARE4|SQUARE8| SQUARE16|SQUARE32|WF_PRBS7|WF_PRBS9|WF_PRBS10|WF_PRBS11|WF__PRBS13|WF_PRBS15|WF_PRBS20|WF_PRBS23|WF_PRBS31|WF_USER] +/-SHIFT,PHYSOUTPUTS:ALL|Channel4|Channel5|Channel6|Channel7|Channel1|Channel2|Channel3|Channel8,SELECTABLECLOCK:4|8|16|32| 64|128|256|512|1024;</text:span></text:p>
      <text:p text:style-name="P2"><text:s text:c="2"/>| BPG:SENDWORDFRAME=ON;</text:p>
      <text:p text:style-name="P2"><text:s text:c="2"/>| <text:s text:c="8"/>BPG:SENDWORDFRAME=ON;</text:p>
      <text:p text:style-name="P2"><text:s text:c="2"/>| BPG:WORDFRAME=?</text:p>
      <text:p text:style-name="P2"><text:s text:c="2"/>| <text:s text:c="8"/>BPG:WORDFRAME=PRBS31,PulseWidthRatio:0.5;</text:p>
      <text:p text:style-name="P2"><text:s text:c="2"/>| </text:p>
      <text:p text:style-name="P2"><text:s text:c="2"/>| BPG:SKEWRANGES=Channel1:;</text:p>
      <text:p text:style-name="P2"><text:s text:c="2"/>| <text:s text:c="8"/>BPG:SKEWRANGES=Channel1:-33.1 ps.37.5 ps;</text:p>
      <text:p text:style-name="P2"><text:s text:c="2"/>| BPG:SKEWRANGES=Channel2?</text:p>
      <text:p text:style-name="P2"><text:s text:c="2"/>| <text:s text:c="8"/>BPG:SKEWRANGES=Channel2:-37,1 ps…33.8 ps;</text:p>
      <text:p text:style-name="P2"><text:s text:c="2"/>| BPG:SKEWRANGES=Channel3:</text:p>
      <text:p text:style-name="P2"><text:s text:c="2"/>| <text:s text:c="8"/>BPG:SKEWRANGES=Channel3:-30.2 ps.40 ps;</text:p>
      <text:p text:style-name="P2"><text:s text:c="2"/>| BPG:SKEWRANGES=Channel4:</text:p>
      <text:p text:style-name="P2"><text:s text:c="2"/>| <text:s text:c="8"/>BPG:SKEWRANGES-Channel4: 35.5 35.5 ps, 34,5 ps;</text:p>
      <text:p text:style-name="P2"><text:s text:c="2"/>| BPG:SKEWRANGES=Channel5:?;</text:p>
      <text:p text:style-name="P2"><text:s text:c="2"/>| <text:s text:c="8"/>BPG: SKEWRANGES=Channel5:-26.4 ps…32.4 ps;</text:p>
      <text:p text:style-name="P2"><text:s text:c="2"/>| BPG:SKEWRANGES=Channel6:?;</text:p>
      <text:p text:style-name="P2"><text:s text:c="2"/>| <text:s text:c="8"/>BPG: SKEWRANGES= Channel6:-31.2 ps…33 ps;</text:p>
      <text:p text:style-name="P2"><text:s text:c="2"/>| BPG:SKEWRANGES=Channel7:?;</text:p>
      <text:p text:style-name="P2"><text:s text:c="2"/>| <text:s text:c="8"/>BPG: SKEWRANGES=Channel7:-31.6 ps…32.4 ps;</text:p>
      <text:p text:style-name="P2"><text:s text:c="2"/>| BPG:SKEWRANGES=Channel8:?;</text:p>
      <text:p text:style-name="P2"><text:s text:c="2"/>| <text:s text:c="8"/>BPG: SKEWRANGES=Channel8:-33.9 ps…32.9 ps;</text:p>
      <text:p text:style-name="P2"><text:s text:c="2"/>`----</text:p>
      <text:p text:style-name="P4">2 DAC SHF 614 C 192.168.0.204:50000</text:p>
      <text:p text:style-name="P2">===================================</text:p>
      <text:p text:style-name="P2"/>
      <text:p text:style-name="P2"><text:s text:c="2"/>,----</text:p>
      <text:p text:style-name="P2"><text:s text:c="2"/>| SHF:ID=?;</text:p>
      <text:p text:style-name="P2"><text:s text:c="2"/>| <text:s text:c="8"/>SHF:ID=PREFIX:DAC,PN:614,REV:C,SN:49739,VER:1.0,OPTION:0;</text:p>
      <text:p text:style-name="P2"><text:s text:c="2"/>| DAC:SWINFO=?;</text:p>
      <text:p text:style-name="P2"><text:s text:c="2"/>| <text:s text:c="8"/>DAC:SWINFO=SERVER:SHF00614C_0.10.11 (2018-08-30 10:50 +0200),BITFILE:UNKNOWN;</text:p>
      <text:p text:style-name="P2"><text:s text:c="2"/>| </text:p>
      <text:p text:style-name="P2"><text:s text:c="2"/>| DAC:SIGNAL=ALIAS:D0,AUTOSEND:ON;</text:p>
      <text:p text:style-name="P2"><text:s text:c="2"/>| <text:s text:c="8"/>DAC:SIGNAL=ALIAS:D0,AUTOSEND:ON;</text:p>
      <text:p text:style-name="P2"><text:s text:c="2"/>| DAC:SIGNAL=ALIAS:DQ,MINIMUM:?,MAXIMUM:?;</text:p>
      <text:p text:style-name="P2"><text:s text:c="2"/>| <text:s text:c="8"/>DAC:SIGNAL=ALIAS:D0,MINIMUM:0.00,MAXIMUM:26.00;</text:p>
      <text:p text:style-name="P2"><text:s text:c="2"/>| DAC:SIGNAL=ALIAS:D0,STATE:?;</text:p>
      <text:p text:style-name="P2"><text:s text:c="2"/>| <text:s text:c="8"/>DAC:SIGNAL=ALIAS:DO,STATE:ENABLED;</text:p>
      <text:p text:style-name="P2"><text:s text:c="2"/>| DAC:SIGNAL-ALIAS:DO VALUE:2:</text:p>
      <text:p text:style-name="P2"><text:s text:c="2"/>| <text:s text:c="8"/>DAC:SIGNAL=ALIAS:DO VALUE:2.38;</text:p>
      <text:p text:style-name="P2"><text:s text:c="2"/>| DAC:AMPLITUDE=MINIMUM:? MAXIMUM:?;</text:p>
      <text:p text:style-name="P2"><text:s text:c="2"/>| <text:s text:c="8"/>DAC:AMPLITUDE=MINIMUM:0.00MAXIMUM:1638.00;</text:p>
      <text:p text:style-name="P2"><text:s text:c="2"/>| DAC:VOLTAGE=ALIAS:DO_BIAS1,AUTOSEND:ON;</text:p>
      <text:p text:style-name="P2"><text:s text:c="2"/>| <text:s text:c="8"/>DAC:VOLTAGE-ALIAS:DO_BIAS1 AUTOSEND:ON:</text:p>
      <text:p text:style-name="P2"><text:s text:c="2"/>| DAC:VOLTAGE=ALIAS:DO_BIAS1 VALUE:?;</text:p>
      <text:p text:style-name="P2"><text:s text:c="2"/>| <text:s text:c="8"/>DAC:VOLTAGE=ALIAS:D0_BIAS1,VALUE:-2.999;</text:p>
      <text:p text:style-name="P2"><text:s text:c="2"/>| DAC:VOLTAGE=ALIAS:D0_BIAS1,MINIMUM:?,MAXIMUM:?;</text:p>
      <text:p text:style-name="P2"><text:s text:c="2"/>| <text:s text:c="8"/>DAC:VOLTAGE=ALIAS:D0_BIAS1,MINIMUM:-3.360,MAXIMUM:0.325;</text:p>
      <text:p text:style-name="P2"><text:s text:c="2"/>| DAC:VOLTAGE=ALIAS:DO_BIAS2 AUTOSEND:ON;</text:p>
      <text:p text:style-name="P2"><text:s text:c="2"/>| <text:s text:c="8"/>DAC:VOLTAGE=ALIAS:D0_BIAS2 AUTOSEND:ON;</text:p>
      <text:p text:style-name="P2"><text:s text:c="2"/>| DAC:VOLTAGE=ALIAS:DO_BIAS2,VALUE:?;</text:p>
      <text:p text:style-name="P2"><text:s text:c="2"/>| <text:s text:c="8"/>DAC:VOLTAGE=ALIAS:D0_BIAS2 VALUE:-0.862;</text:p>
      <text:p text:style-name="P2"><text:s text:c="2"/>| DAC:VOLTAGE=ALIAS:D0_BIAS2,MINIMUM:?,MAXIMUM:?;</text:p>
      <text:p text:style-name="P2"><text:s text:c="2"/>| <text:s text:c="8"/>DAC:VOLTAGE=ALIAS:D0_BIAS2,MINIMUM:-3.600,MAXIMUM:0.300;</text:p>
      <text:p text:style-name="P2"><text:s text:c="2"/>| </text:p>
      <text:p text:style-name="P2"><text:s text:c="2"/>| DAC:SIGNAL=ALIAS:D1,AUTOSEND:ON;</text:p>
      <text:p text:style-name="P2"><text:s text:c="2"/>| <text:s text:c="8"/>DAC:SIGNAL=ALIAS:D1,AUTOSEND:ON;</text:p>
      <text:p text:style-name="P2"><text:s text:c="2"/>| DAC:SIGNAL=ALIAS:D1,MINIMUM:?,MAXIMUM:?;</text:p>
      <text:p text:style-name="P2"><text:s text:c="2"/>| <text:s text:c="8"/>DAC:SIGNAL=ALIAS:D1,MINIMUM:0.00,MAXIMUM:52.00;</text:p>
      <text:p text:style-name="P2"><text:s text:c="2"/>| DAC:SIGNAL=ALIAS:D1,STATE:?;</text:p>
      <text:p text:style-name="P2"><text:s text:c="2"/>| <text:s text:c="8"/>DAC:SIGNAL=ALIAS:D1,VALUE:?;</text:p>
      <text:p text:style-name="P2"><text:s text:c="2"/>| DAC:SIGNAL=ALIAS:D1,STATE:ENABLED;</text:p>
      <text:p text:style-name="P2"><text:s text:c="2"/>| <text:s text:c="8"/>DAC:SIGNAL=ALIAS:D1,VALUE:4.76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VOLTAGE=ALIAS:D1_BIAS1,AUTOSEND:ON;</text:p>
      <text:p text:style-name="P2"><text:s text:c="2"/>| <text:s text:c="8"/>DAC:VOLTAGE=ALIAS:D1_BIAS1,AUTOSEND:ON</text:p>
      <text:p text:style-name="P2"><text:s text:c="2"/>| DAC:VOLTAGE=ALIAS:D1_BIAS1,VALUE:?;</text:p>
      <text:p text:style-name="P2"><text:s text:c="2"/>| <text:s text:c="8"/>DAC:VOLTAGE-ALIAS:D1_BIAS1,VALUE:-2.840;</text:p>
      <text:p text:style-name="P2"><text:s text:c="2"/>| DAC:VOLTAGE-ALIAS:D1_BIAS1,MINIMUM:?,MAXIMUM:?;</text:p>
      <text:p text:style-name="P2"><text:s text:c="2"/>| <text:s text:c="8"/>DAC:VOLTAGE=ALIAS:D1_BIAS1,MINIMUM:-3.360,MAXIMUM:0.325;</text:p>
      <text:p text:style-name="P2"><text:s text:c="2"/>| DAC:VOLTAGE=ALIAS:D1_BIAS2,AUTOSEND:ON;</text:p>
      <text:p text:style-name="P2"><text:s text:c="2"/>| <text:s text:c="8"/>DAC:VOLTAGE=ALIAS:D1_BIAS2,AUTOSEND:ON;</text:p>
      <text:p text:style-name="P2"><text:s text:c="2"/>| DAC:VOLTAGE=ALIAS:D1_BIAS2,VALUE:?;</text:p>
      <text:p text:style-name="P2"><text:s text:c="2"/>| <text:s text:c="8"/>DAC:VOLTAGE=ALIAS:D1_BIAS2,VALUE:-0.679;</text:p>
      <text:p text:style-name="P2"><text:s text:c="2"/>| DAC:VOLTAGE=ALIAS:D1_BIAS2,MINIMUM:?,MAXIMUM:?;</text:p>
      <text:p text:style-name="P2"><text:s text:c="2"/>| <text:s text:c="8"/>DAC:VOLTAGE=ALIAS:D1_BIAS2,MINIMUM:-3.600,MAXIMUM:0.300;</text:p>
      <text:p text:style-name="P2"><text:s text:c="2"/>| </text:p>
      <text:p text:style-name="P2"><text:s text:c="2"/>| DAC.SIGNAL-ALIAS:D2,AUTOSEND:ON;</text:p>
      <text:p text:style-name="P2"><text:s text:c="2"/>| <text:s text:c="8"/>DAC.SIGNAL=ALIAS:D2,AUTOSEND:ON;</text:p>
      <text:p text:style-name="P2"><text:s text:c="2"/>| DAC:SIGNAL=ALIAS:D2,MINIMUM:2,MAXIMUM:?;</text:p>
      <text:p text:style-name="P2"><text:s text:c="2"/>| <text:s text:c="8"/>DAC:SIGNAL=ALIAS:D2,MINIMUM:0.00,MAXIMUM:104.00;</text:p>
      <text:p text:style-name="P2"><text:soft-page-break/><text:s text:c="2"/>| DAC:SIGNAL=ALIAS:D2,STATE:?;</text:p>
      <text:p text:style-name="P2"><text:s text:c="2"/>| <text:s text:c="8"/>DAC:SIGNAL=ALIAS:D2,STATE:ENABLED;</text:p>
      <text:p text:style-name="P2"><text:s text:c="2"/>| DAC:SIGNAL=ALIAS:D2,VALUE:?;</text:p>
      <text:p text:style-name="P2"><text:s text:c="2"/>| <text:s text:c="8"/>DAC:SIGNAL=ALIAS:D2,VALUE:9.52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VOLTAGE=ALIAS:D2_BIAS1,AUTOSEND:ON;</text:p>
      <text:p text:style-name="P2"><text:s text:c="2"/>| <text:s text:c="8"/>DAC:VOLTAGE=ALIAS:D2_BIAS1,AUTOSEND:ON;</text:p>
      <text:p text:style-name="P2"><text:s text:c="2"/>| DAC:VOLTAGE=ALIAS:D2_BIAS1,VALUE:?;</text:p>
      <text:p text:style-name="P2"><text:s text:c="2"/>| <text:s text:c="8"/>DAC:VOLTAGE=ALIAS:D2_BIAS1,VALUE:-2.854;</text:p>
      <text:p text:style-name="P2"><text:s text:c="2"/>| DAC:VOLTAGE=ALIAS:D2_BIAS1,MINIMUM:?,MAXIMUM:?;</text:p>
      <text:p text:style-name="P2"><text:s text:c="2"/>| <text:s text:c="8"/>DAC:VOLTAGE=ALIAS:D2_BIAS1,MINIMUM:-3.360,MAXIMUM:0.325;</text:p>
      <text:p text:style-name="P2"><text:s text:c="2"/>| DAC:VOLTAGE=ALIAS:D2_BIAS2,AUTOSEND:ON;</text:p>
      <text:p text:style-name="P2"><text:s text:c="2"/>| <text:s text:c="8"/>DAC:VOLTAGE=ALIAS:D2_BIAS2,AUTOSEND:ON;</text:p>
      <text:p text:style-name="P2"><text:s text:c="2"/>| DAC:VOLTAGE=ALIAS:D2_BIAS2,VALUE:?;</text:p>
      <text:p text:style-name="P2"><text:s text:c="2"/>| <text:s text:c="8"/>DAC:VOLTAGE=ALIAS:D2_BIAS2,VALUE:-0.633;</text:p>
      <text:p text:style-name="P2"><text:s text:c="2"/>| DAC:VOLTAGE=ALIAS:D2_BIAS2,MINIMUM:?,MAXIMUM:?;</text:p>
      <text:p text:style-name="P2"><text:s text:c="2"/>| <text:s text:c="8"/>DAC:VOLTAGE=ALIAS:D2_BIAS2,MINIMUM:-3.600,MAXIMUM:0.300;</text:p>
      <text:p text:style-name="P2"><text:s text:c="2"/>| </text:p>
      <text:p text:style-name="P2"><text:s text:c="2"/>| DAC:SIGNAL=ALIAS:D3,AUTOSEND:ON;</text:p>
      <text:p text:style-name="P2"><text:s text:c="2"/>| <text:s text:c="8"/>DAC:SIGNAL=ALIAS:D3,AUTOSEND:ON;</text:p>
      <text:p text:style-name="P2"><text:s text:c="2"/>| DAC:SIGNAL=ALIAS:D3,MINIMUM:?,MAXIMUM:?;</text:p>
      <text:p text:style-name="P2"><text:s text:c="2"/>| <text:s text:c="8"/>DAC:SIGNAL=ALIAS:D3,MINIMUM:0.00,MAXIMUM:208.00;</text:p>
      <text:p text:style-name="P2"><text:s text:c="2"/>| DAC:SIGNAL=ALIAS:D3,STATE:?;</text:p>
      <text:p text:style-name="P2"><text:s text:c="2"/>| <text:s text:c="8"/>DAC:SIGNAL=ALIAS:D3,STATE:ENABLED;</text:p>
      <text:p text:style-name="P2"><text:s text:c="2"/>| DAC:SIGNAL=ALIAS:D3,VALUE:?;</text:p>
      <text:p text:style-name="P2"><text:s text:c="2"/>| <text:s text:c="8"/>DAC:SIGNAL=ALIAS:D3,VALUE:19.05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VOLTAGE=ALIAS:D3_BIAS1,AUTOSEND:ON;</text:p>
      <text:p text:style-name="P2"><text:s text:c="2"/>| <text:s text:c="8"/>DAC:VOLTAGE=ALIAS:D3_BIAS1 AUTOSEND:ON;</text:p>
      <text:p text:style-name="P2"><text:s text:c="2"/>| DAC:VOLTAGE=ALIAS:D3_BIAS1,VALUE:?;</text:p>
      <text:p text:style-name="P2"><text:s text:c="2"/>| <text:s text:c="8"/>DAC:VOLTAGE=ALIAS:D3_BIAS1,VALUE:-2.840;</text:p>
      <text:p text:style-name="P2"><text:s text:c="2"/>| DAC:VOLTAGE=ALIAS:D3_BIAS1,MINIMUM:?,MAXIMUM:?;</text:p>
      <text:p text:style-name="P2"><text:s text:c="2"/>| <text:s text:c="8"/>DAC:VOLTAGE=ALIAS:D3_BIAS1,MINIMUM:-3.360,MAXIMUM:0.325;</text:p>
      <text:p text:style-name="P2"><text:s text:c="2"/>| DAC:VOLTAGE=ALIAS:D3_BIAS2,AUTOSEND:ON;</text:p>
      <text:p text:style-name="P2"><text:s text:c="2"/>| <text:s text:c="8"/>DAC:VOLTAGE=ALIAS:D3_BIAS2,AUTOSEND:ON;</text:p>
      <text:p text:style-name="P2"><text:s text:c="2"/>| DAC:VOLTAGE=ALIAS:D3_BIAS2,VALUE:?;</text:p>
      <text:p text:style-name="P2"><text:s text:c="2"/>| <text:s text:c="8"/>DAC:VOLTAGE=ALIAS:D3_BIAS2,VALUE:-0.602;</text:p>
      <text:p text:style-name="P2"><text:s text:c="2"/>| DAC:VOLTAGE=ALIAS:D3_BIAS2,MINIMUM:?,MAXIMUM:?;</text:p>
      <text:p text:style-name="P2"><text:s text:c="2"/>| <text:s text:c="8"/>DAC:VOLTAGE=ALIAS:D3_BIAS2,MINIMUM:-3.600,MAXIMUM:0.300;</text:p>
      <text:p text:style-name="P2"><text:s text:c="2"/>| </text:p>
      <text:p text:style-name="P2"><text:s text:c="2"/>| DAC:SIGNAL=ALIAS:D4 AUTOSEND:ON;</text:p>
      <text:p text:style-name="P2"><text:s text:c="2"/>| <text:s text:c="8"/>DAC:SIGNAL=ALIAS:D4 AUTOSEND:ON;</text:p>
      <text:p text:style-name="P2"><text:s text:c="2"/>| DAC:SIGNAL=ALIAS:D4,MINIMUM:?,MAXIMUM:?;</text:p>
      <text:p text:style-name="P2"><text:s text:c="2"/>| <text:s text:c="8"/>DAC:SIGNAL=ALIAS:D4,MINIMUM:0.00,MAXIMUM:416.00;</text:p>
      <text:p text:style-name="P2"><text:s text:c="2"/>| DAC:SIGNAL=ALIAS:D4,STATE:?;</text:p>
      <text:p text:style-name="P2"><text:s text:c="2"/>| <text:s text:c="8"/>DAC:SIGNAL=ALIAS:D4,STATE:ENABLED;</text:p>
      <text:p text:style-name="P2"><text:s text:c="2"/>| DAC:SIGNAL=ALIAS:D4,VALUE:?;</text:p>
      <text:p text:style-name="P2"><text:s text:c="2"/>| <text:s text:c="8"/>DAC:SIGNAL=ALIAS:D4,VALUE:38.10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VOLTAGE=ALIAS:D4_BIAS1,AUTOSEND:ON;</text:p>
      <text:p text:style-name="P2"><text:s text:c="2"/>| <text:s text:c="8"/>DAC:VOLTAGE=ALIAS:D4_BIAS1,AUTOSEND:ON;</text:p>
      <text:p text:style-name="P2"><text:s text:c="2"/>| DAC:VOLTAGE=ALIAS:D4_BIAS1,VALUE:?;</text:p>
      <text:p text:style-name="P2"><text:s text:c="2"/>| <text:s text:c="8"/>DAC:VOLTAGE=ALIAS:D4_BIAS1,VALUE:-2.869;</text:p>
      <text:p text:style-name="P2"><text:s text:c="2"/>| DAC:VOLTAGE=ALIAS:D4_BIAS1,MINIMUM:?,MAXIMUM:?;</text:p>
      <text:p text:style-name="P2"><text:s text:c="2"/>| <text:s text:c="8"/>DAC:VOLTAGE=ALIAS:D4_BIAS1,MINIMUM:-3.360,MAXIMUM:0.325;</text:p>
      <text:p text:style-name="P2"><text:s text:c="2"/>| DAC:VOLTAGE=ALIAS:D4_BIAS2,AUTOSEND:ON;</text:p>
      <text:p text:style-name="P2"><text:s text:c="2"/>| <text:s text:c="8"/>DAC:VOLTAGE=ALIAS:D4_BIAS2,AUTOSEND:ON;</text:p>
      <text:p text:style-name="P2"><text:soft-page-break/><text:s text:c="2"/>| DAC:VOLTAGE=ALIAS: D4_BIAS2,VALUE:?;</text:p>
      <text:p text:style-name="P2"><text:s text:c="2"/>| <text:s text:c="8"/>DAC:VOLTAGE=ALIAS:D4_BIAS2,VALUE:-0.541;</text:p>
      <text:p text:style-name="P2"><text:s text:c="2"/>| DAC:VOLTAGE=ALIAS: D4_BIAS2,MINIMUM:?,MAXIMUM:?;</text:p>
      <text:p text:style-name="P2"><text:s text:c="2"/>| <text:s text:c="8"/>DAC:VOLTAGE=ALIAS:D4_BIAS2,MINIMUM:-3.600,MAXIMUM:0.300;</text:p>
      <text:p text:style-name="P2"><text:s text:c="2"/>| </text:p>
      <text:p text:style-name="P2"><text:s text:c="2"/>| DAC:SIGNAL=ALIAS:D5,AUTOSEND:ON;</text:p>
      <text:p text:style-name="P2"><text:s text:c="2"/>| <text:s text:c="8"/>DAC:SIGNAL=ALIAS:D5,AUTOSEND:ON;</text:p>
      <text:p text:style-name="P2"><text:s text:c="2"/>| DAC:SIGNAL=ALIAS:D5,MINIMUM:?,MAXIMUM:?;</text:p>
      <text:p text:style-name="P2"><text:s text:c="2"/>| <text:s text:c="8"/>DAC:SIGNAL=ALIAS:D5,MINIMUM:0.00,MAXIMUM:832.00;</text:p>
      <text:p text:style-name="P2"><text:s text:c="2"/>| DAC:SIGNAL=ALIAS:D5,STATE:?;</text:p>
      <text:p text:style-name="P2"><text:s text:c="2"/>| <text:s text:c="8"/>DAC:SIGNAL=ALIAS:D5,STATE:ENABLED;</text:p>
      <text:p text:style-name="P2"><text:s text:c="2"/>| DAC:SIGNAL=ALIAS:D5,VALUE:?;</text:p>
      <text:p text:style-name="P2"><text:s text:c="2"/>| <text:s text:c="8"/>DAC:SIGNAL=ALIAS:D5,VALUE:76.19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VOLTAGE=ALIAS:D5_BIAS1,AUTOSEND:ON;</text:p>
      <text:p text:style-name="P2"><text:s text:c="2"/>| <text:s text:c="8"/>DAC:VOLTAGE=ALIAS:D5_BIAS1,AUTOSEND:ON;</text:p>
      <text:p text:style-name="P2"><text:s text:c="2"/>| DAC:VOLTAGE=ALIAS:D5_BIAS1,VALUE:?;</text:p>
      <text:p text:style-name="P2"><text:s text:c="2"/>| <text:s text:c="8"/>DAC:VOLTAGE=ALIAS:D5_BIAS1,VALUE:-2.883;</text:p>
      <text:p text:style-name="P2"><text:s text:c="2"/>| DAC:VOLTAGE=ALIAS:D5_BIAS1,MINIMUM:?,MAXIMUM:?;</text:p>
      <text:p text:style-name="P2"><text:s text:c="2"/>| <text:s text:c="8"/>DAC:VOLTAGE=ALIAS:D5_BIAS1,MINIMUM:-3.360,MAXIMUM:0.325;</text:p>
      <text:p text:style-name="P2"><text:s text:c="2"/>| DAC:VOLTAGE=ALIAS:D5_BIAS2,AUTOSEND:ON;</text:p>
      <text:p text:style-name="P2"><text:s text:c="2"/>| <text:s text:c="8"/>DAC:VOLTAGE=ALIAS:D5_BIAS2,AUTOSEND:ON;</text:p>
      <text:p text:style-name="P2"><text:s text:c="2"/>| DAC:VOLTAGE=ALIAS:D5_BIAS2,VALUE:?;</text:p>
      <text:p text:style-name="P2"><text:s text:c="2"/>| <text:s text:c="8"/>DAC:VOLTAGE=ALIAS:D5_BIAS2,VALUE:-0.465;</text:p>
      <text:p text:style-name="P2"><text:s text:c="2"/>| DAC:VOLTAGE=ALIAS:D5_BIAS2,MINIMUM:?,MAXIMUM:?;</text:p>
      <text:p text:style-name="P2"><text:s text:c="2"/>| <text:s text:c="8"/>DAC:VOLTAGE=ALIAS:D5_BIAS2,MINIMUM:-3.600,MAXIMUM:0.300;</text:p>
      <text:p text:style-name="P2"><text:s text:c="2"/>| </text:p>
      <text:p text:style-name="P2"><text:s text:c="2"/>| DAC:SYMMETRY=VALUE:?;</text:p>
      <text:p text:style-name="P2"><text:s text:c="2"/>| <text:s text:c="8"/>DAC:SYMMETRY=VALUE:0.500;</text:p>
      <text:p text:style-name="P2"><text:s text:c="2"/>| DAC:AMPLITUDE=AUTOSEND:ON;</text:p>
      <text:p text:style-name="P2"><text:s text:c="2"/>| <text:s text:c="8"/>DAC:AMPLITUDE=AUTOSEND:ON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| DAC:AMPLITUDE=VALUE:?;</text:p>
      <text:p text:style-name="P2"><text:s text:c="2"/>| <text:s text:c="8"/>DAC:AMPLITUDE=VALUE:150.00;</text:p>
      <text:p text:style-name="P2"><text:s text:c="2"/>| DAC:FREQUENCY=MINIMUM:?,MAXIMUM:?;</text:p>
      <text:p text:style-name="P2"><text:s text:c="2"/>| <text:s text:c="8"/>DAC:FREQUENCY=MINIMUM:32,MAXIMUM:60;</text:p>
      <text:p text:style-name="P2"><text:s text:c="2"/>| DAC:FREQUENCY=VALUE:?;</text:p>
      <text:p text:style-name="P2"><text:s text:c="2"/>| <text:s text:c="8"/>DAC:FREQUENCY=VALUE:32;</text:p>
      <text:p text:style-name="P2"><text:s text:c="2"/>| DAC:DATABIAS=VALUE:?;</text:p>
      <text:p text:style-name="P2"><text:s text:c="2"/>| <text:s text:c="8"/>DAC:DATABIAS=VALUE:-0.40;</text:p>
      <text:p text:style-name="P2"><text:s text:c="2"/>| DAC:DATABIAS=MINIMUM:?,MAXIMUM:?;</text:p>
      <text:p text:style-name="P2"><text:s text:c="2"/>| <text:s text:c="8"/>DAC:DATABIAS=MINIMUM:-0.85,MAXIMUM:0.17;</text:p>
      <text:p text:style-name="P2"><text:s text:c="2"/>| DAC:TRIM=AUTOSEND:ON;</text:p>
      <text:p text:style-name="P2"><text:s text:c="2"/>| <text:s text:c="8"/>DAC:TRIM=AUTOSEND:ON;</text:p>
      <text:p text:style-name="P2"><text:s text:c="2"/>| DAC:TRIM=VALUE:?;</text:p>
      <text:p text:style-name="P2"><text:s text:c="2"/>| <text:s text:c="8"/>DAC:TRIM=VALUE:0;</text:p>
      <text:p text:style-name="P2"><text:s text:c="2"/>| DAC:TRIM=MINIMUM:?,MAXIMUM:?;</text:p>
      <text:p text:style-name="P2"><text:s text:c="2"/>| <text:s text:c="8"/>DAC:TRIM=MINIMUM:-10,MAXIMUM:35;</text:p>
      <text:p text:style-name="P2"><text:s text:c="2"/>| DAC:OUTPUT=STATE:?;</text:p>
      <text:p text:style-name="P2"><text:s text:c="2"/>| <text:s text:c="8"/>DAC:OUTPUT=STATE:DISABLED;</text:p>
      <text:p text:style-name="P2"><text:s text:c="2"/>| DAC:AMPLITUDE=MINIMUM:?,MAXIMUM:?;</text:p>
      <text:p text:style-name="P2"><text:s text:c="2"/>| <text:s text:c="8"/>DAC:AMPLITUDE=MINIMUM:0.00,MAXIMUM:1638.00;</text:p>
      <text:p text:style-name="P2"><text:s text:c="2"/>`----</text:p>
      <text:p text:style-name="P2"/>
      <text:p text:style-name="P5"><text:span text:style-name="T1">3 CLKSRC SHF 78122 B COM6</text:span></text:p>
      <text:p text:style-name="P2">=========================</text:p>
      <text:p text:style-name="P2"/>
      <text:p text:style-name="P2"><text:s text:c="2"/>,----</text:p>
      <text:p text:style-name="P2"><text:s text:c="2"/>| SHF:ID=</text:p>
      <text:p text:style-name="P2"><text:s text:c="2"/>| <text:s text:c="8"/>SHF:ID=<text:span text:style-name="T2">PREFIX:CLKSRC, PN:78122 REV/B SN-46716 VER1.0OPTION-D;</text:span></text:p>
      <text:p text:style-name="P2"><text:s text:c="2"/>| CLKSRC:SWINFO=?</text:p>
      <text:p text:style-name="P2"><text:s text:c="2"/>| <text:s text:c="8"/>CLKSRC:SWINFO=<text:span text:style-name="T2">SERVER.SHF781228_0.10.21 (2019-01-29 10.35 +0100), BITFILE UNKNOWN;</text:span></text:p>
      <text:p text:style-name="P2"><text:s text:c="2"/>| SHE:ID=?;</text:p>
      <text:p text:style-name="P2"><text:s text:c="2"/>| <text:s text:c="8"/>SHF:ID=<text:span text:style-name="T2">PREFIXCLKSRCPN-76122 REVIS.SN-46716 VER1.QOPTION-0;</text:span></text:p>
      <text:p text:style-name="P2"><text:s text:c="2"/>| CLKSRC:SWINFO=?;</text:p>
      <text:p text:style-name="P2"><text:s text:c="2"/>| <text:s text:c="8"/>CLKSRC:SWINFO=<text:span text:style-name="T2">SERVER:SHF78122B_0.10.21 (2019-01-29 10:55 - 0100)BITFILE:UNKNOWN</text:span></text:p>
      <text:p text:style-name="P2"><text:s text:c="2"/>| SHF:ID=?;</text:p>
      <text:p text:style-name="P2"><text:s text:c="2"/>| <text:s text:c="8"/>SHF:ID=<text:span text:style-name="T2">PREFIX:CUKSRCPN:78122 REV:B,SN-48716 VER-1.0 OPTION:D CLKsRCaNFO=10,467162633.2-ch158133a-rev1-hg0,7.5,192.168.0.200,255.255.252.0,50000,192.168.0.1,400000000,32,625000000,70000000000,20000000000,4095,4095,4095,4095,0,0,0,0,0,0,0,0,0,0,0,0,095,0,4095,0,0,0,0,00,0… 00.0.0,0.0.0.0,0,0.0.0,0,#999-0.10.21.2019-01-29 DPrEFIXCLKSRC.PN:78122REVESN4671EVER1.0,OPTIONO;</text:span></text:p>
      <text:p text:style-name="P2"><text:s text:c="2"/>| CLKSRC:INFO=?;</text:p>
      <text:p text:style-name="P2"><text:s text:c="2"/>| <text:s text:c="8"/>CLKSRC:INFO=</text:p>
      <text:p text:style-name="P2"><text:s text:c="2"/>| CLKSRC:SENDWARNING=ON;</text:p>
      <text:p text:style-name="P2"><text:s text:c="2"/>| <text:s text:c="8"/>CLKSRC:SENDWARNING=ON;</text:p>
      <text:p text:style-name="P2"><text:s text:c="2"/>| CLKSRC:SWINFO=?;</text:p>
      <text:p text:style-name="P2"><text:s text:c="2"/>| <text:s text:c="8"/>CLKSRC:SWINFO=<text:span text:style-name="T2">SERVERSHF781228_0.10.21 (2019-01-29 10:55 - 0100), BITFILE UNKNOWN:</text:span></text:p>
      <text:p text:style-name="P2"><text:s text:c="2"/>| </text:p>
      <text:p text:style-name="P2"><text:s text:c="2"/>| CLKSRC:OUTPUT=?;</text:p>
      <text:p text:style-name="P2"><text:s text:c="2"/>| <text:s text:c="8"/>CLKSRC:OUTPUT=OFF;</text:p>
      <text:p text:style-name="P2"><text:s text:c="2"/>| CLKSRC:AMPLITUDE=?;</text:p>
      <text:p text:style-name="P2"><text:s text:c="2"/>| <text:s text:c="8"/>CLKSRC:AMPLITUDE=3.0;</text:p>
      <text:p text:style-name="P2"><text:s text:c="2"/>| CLKSRC:POWERLIMIT=Override:?;</text:p>
      <text:p text:style-name="P2"><text:s text:c="2"/>| <text:s text:c="8"/>CLKSRC:POWERLIMIT=Override:();</text:p>
      <text:p text:style-name="P2"><text:s text:c="2"/>| CLKSRC:AMPLITUDERANGE=?;</text:p>
      <text:p text:style-name="P2"><text:s text:c="2"/>| <text:s text:c="8"/>CLKSRC:AMPLITUDERANGE=-100,8.0;</text:p>
      <text:p text:style-name="P2"><text:s text:c="2"/>| CLKSRC:FREQUENCYRANGE=MINIMUM:? Hz,MAXIMUM:? Hz;</text:p>
      <text:p text:style-name="P2"><text:s text:c="2"/>| <text:s text:c="8"/>CLKSRC:FREQUENCYRANGE=MINIMUM:625000000 Hz,MAXIMUM:70000000000 Hz;</text:p>
      <text:p text:style-name="P2"><text:s text:c="2"/>| CLKSRC:FREQUENCY=? Hz;</text:p>
      <text:p text:style-name="P2"><text:s text:c="2"/>| <text:s text:c="8"/>CUKSRC:FREQUENCY=20000000 Hz;</text:p>
      <text:p text:style-name="P2"><text:s text:c="2"/>| CLKSRC:TRIGGER=MODE?</text:p>
      <text:p text:style-name="P2"><text:s text:c="2"/>| <text:s text:c="8"/>CLKSRC:TRIGGER=MODE:CLKDIV4;</text:p>
      <text:p text:style-name="P2"><text:s text:c="2"/>| CLKSRC:TRIGGER=MODE:CLKDIV2,MAX;</text:p>
      <text:p text:style-name="P2"><text:s text:c="2"/>| <text:s text:c="8"/>CUKSRC:TRIGGER=MODE:CLKDIV2,MAX:41000000000;</text:p>
      <text:p text:style-name="P2"><text:s text:c="2"/>| CLKSRC:REFERENCE=SOURCE:?;</text:p>
      <text:p text:style-name="P2"><text:s text:c="2"/>| <text:s text:c="8"/>CLKSRC:REFERENCE=SOURCE:INTERNAL;</text:p>
      <text:p text:style-name="P2"><text:s text:c="2"/>| CLKSRC:REFERENCE=STATE:?;</text:p>
      <text:p text:style-name="P2"><text:s text:c="2"/>| <text:s text:c="8"/>CLKSRC:REFERENCE=STATE:LOCKED;</text:p>
      <text:p text:style-name="P2"><text:s text:c="2"/>| CLKSRC:SSCMODE=MODE?;</text:p>
      <text:p text:style-name="P2"><text:s text:c="2"/>| <text:s text:c="8"/>CLKSRC:SSCMODE=MODE:OFF;</text:p>
      <text:p text:style-name="P2"><text:s text:c="2"/>| CLKSRC:SSCMODE:MODE?;</text:p>
      <text:p text:style-name="P2"><text:s text:c="2"/>| <text:s text:c="8"/>CLKSRC:SSCMODE=MODE:OFF;</text:p>
      <text:p text:style-name="P2"><text:s text:c="2"/>| CLKSRC:SSCDEVIATION=VALUE:?;</text:p>
      <text:p text:style-name="P2"><text:s text:c="2"/>| <text:s text:c="8"/>CLKSRC:SSCDEVIATION=VALUE:0.00;</text:p>
      <text:p text:style-name="P2"><text:s text:c="2"/>| CLKSRC:SSCFREQUENCY=VALUE:?</text:p>
      <text:p text:style-name="P2"><text:s text:c="2"/>| <text:s text:c="8"/>CUKSRC:SSCFREQUENCY=VALUE:20000;</text:p>
      <text:p text:style-name="P2"><text:s text:c="2"/>| </text:p>
      <text:p text:style-name="P2"><text:s text:c="2"/>| CLKSRC:JITTERSOURCE=STATE:OFF;</text:p>
      <text:p text:style-name="P2"><text:s text:c="2"/>| <text:s text:c="8"/>CLKSRC:JITTERSOURCE=STATE:OFF;</text:p>
      <text:p text:style-name="P2"><text:s text:c="2"/>| CUKSRC:JITTERAMPLITUDE=VALUE:?,UNIT:PS;</text:p>
      <text:p text:style-name="P2"><text:s text:c="2"/>| <text:s text:c="8"/>CLKSRC:JITTERAMPLITUDE=;</text:p>
      <text:p text:style-name="P2"><text:s text:c="2"/>| CLKSRC:JITTERAMPLITUDE=MINIMUM:?,MAXIMUM:?,UNIT:PS</text:p>
      <text:p text:style-name="P2"><text:s text:c="2"/>| <text:s text:c="8"/>CLIKSRC:JITTERAMPLITUDE=</text:p>
      <text:p text:style-name="P2"><text:soft-page-break/><text:s text:c="2"/>| CUKSRC:JITTERFREQUENCY=VALUE:?;</text:p>
      <text:p text:style-name="P2"><text:s text:c="2"/>| <text:s text:c="8"/>CLKSRC:JITTERFREQUENCY=;</text:p>
      <text:p text:style-name="P2"><text:s text:c="2"/>| CLKSRC:OUTPUT=ON;</text:p>
      <text:p text:style-name="P2"><text:s text:c="2"/>| <text:s text:c="8"/>CLKSRC:OUTPUT=ON;</text:p>
      <text:p text:style-name="P2"><text:s text:c="2"/>| </text:p>
      <text:p text:style-name="P2"><text:s text:c="2"/>| CLKSRC:TRIGGER=MODE:CLKDIV2:</text:p>
      <text:p text:style-name="P2"><text:s text:c="2"/>| <text:s text:c="8"/>CLKSRC:TRIGGER=MODE:CLKDIV2:</text:p>
      <text:p text:style-name="P2"><text:s text:c="2"/>| CLKSRC:TRIGGER=MODE:CLKDIV4;</text:p>
      <text:p text:style-name="P2"><text:s text:c="2"/>| <text:s text:c="8"/>CLKSRC:TRIGGER=MODE:CLKDIV4</text:p>
      <text:p text:style-name="P2"><text:s text:c="2"/>| CLKSRC:FREQUENCY=30000000000 Hz.</text:p>
      <text:p text:style-name="P2"><text:s text:c="2"/>| <text:s text:c="8"/>CLKSRC:FREQUENCY=30000000000 Hz</text:p>
      <text:p text:style-name="P2"><text:s text:c="2"/>| CLKSRC:OUTPUT=OFF</text:p>
      <text:p text:style-name="P2"><text:s text:c="2"/>| <text:s text:c="8"/>CLKSRC:OUTPUT=OFF;</text:p>
      <text:p text:style-name="P2"><text:s text:c="2"/>| CLIKSRC:FREQUENCY=20000000000 Hz</text:p>
      <text:p text:style-name="P2"><text:s text:c="2"/>| <text:s text:c="8"/>CLKSRC:FREQUENCY=20000000000 Hz;</text:p>
      <text:p text:style-name="P2"><text:s text:c="2"/>| CLKSRC:OUTPUT=ON</text:p>
      <text:p text:style-name="P2"><text:s text:c="2"/>| <text:s text:c="8"/>CLKSRC:OUTPUT=ON;</text:p>
      <text:p text:style-name="P2"><text:s text:c="2"/>| </text:p>
      <text:p text:style-name="P2"><text:s text:c="2"/>| CLKSRC:FREQUENCY=30000000000 Hz</text:p>
      <text:p text:style-name="P2"><text:s text:c="2"/>| <text:s text:c="8"/>CLKSRC:FREQUENCY=30000000000 Hz;</text:p>
      <text:p text:style-name="P2"><text:s text:c="2"/>| CLKSRC:OUTPUT=OFF</text:p>
      <text:p text:style-name="P2"><text:s text:c="2"/>| <text:s text:c="8"/>CLKSRC:OUTPUT=OFF;</text:p>
      <text:p text:style-name="P2"><text:s text:c="2"/>| CLIKSRC:FREQUENCY=20000000000 Hz</text:p>
      <text:p text:style-name="P2"><text:s text:c="2"/>| <text:s text:c="8"/>CLKSRC:FREQUENCY=20000000000 Hz;</text:p>
      <text:p text:style-name="P2"><text:s text:c="2"/>| CLKSRC:OUTPUT=ON</text:p>
      <text:p text:style-name="P2"><text:s text:c="2"/>| <text:s text:c="8"/>CLKSRC:OUTPUT=ON;</text:p>
      <text:p text:style-name="P2"><text:s text:c="2"/>| CLKSRC:FREQUENCY=30000000000 Hz</text:p>
      <text:p text:style-name="P2"><text:s text:c="2"/>| <text:s text:c="8"/>CLKSRC:FREQUENCY=30000000000 Hz;</text:p>
      <text:p text:style-name="P2"><text:s text:c="2"/>| CLKSRC:OUTPUT=OFF</text:p>
      <text:p text:style-name="P2"><text:s text:c="2"/>| <text:s text:c="8"/>CLKSRC:OUTPUT=OFF;</text:p>
      <text:p text:style-name="P2"><text:s text:c="2"/>| </text:p>
      <text:p text:style-name="P2"><text:s text:c="2"/>| SHF:ID=<text:span text:style-name="T2">PREFIX:CLKSRC,PN:78122,REV:B,SN:48716,VER:1.0,OPTION:0;</text:span></text:p>
      <text:p text:style-name="P6"><text:s text:c="2"/>| <text:s text:c="8"/>SHF:ID=PREFIX:CLKSRC,PN:78122,REV:B,SN:48716,VER:1.0,OPTION:0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7:29:50.770937860</meta:creation-date>
    <meta:print-date>2024-04-30T17:42:00.809597449</meta:print-date>
    <dc:date>2024-04-30T17:53:20.103900818</dc:date>
    <meta:editing-duration>PT2M57S</meta:editing-duration>
    <meta:editing-cycles>1</meta:editing-cycles>
    <meta:document-statistic meta:table-count="0" meta:image-count="0" meta:object-count="0" meta:page-count="10" meta:paragraph-count="500" meta:word-count="1723" meta:character-count="26079" meta:non-whitespace-character-count="21885"/>
    <meta:generator>LibreOffice/24.2.2.2$Linux_X86_64 LibreOffice_project/d56cc158d8a96260b836f100ef4b4ef25d6f1a01</meta:generator>
  </office:meta>
</office:document-meta>
</file>